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3" style:family="paragraph" style:parent-style-name="Text_20_body">
      <style:paragraph-properties fo:margin-top="0cm" fo:margin-bottom="0cm" loext:contextual-spacing="false" fo:line-height="150%" fo:text-align="start" style:justify-single-word="false" fo:break-before="page"/>
    </style:style>
    <style:style style:name="P4" style:family="paragraph" style:parent-style-name="Text_20_body">
      <style:paragraph-properties fo:margin-top="0.42cm" fo:margin-bottom="0.499cm" loext:contextual-spacing="false" fo:line-height="100%" fo:break-before="page" fo:keep-with-next="always"/>
      <style:text-properties style:font-name="Albany1" fo:font-size="16pt" fo:font-weight="bold"/>
    </style:style>
    <style:style style:name="P5" style:family="paragraph" style:parent-style-name="Text_20_body">
      <style:paragraph-properties fo:margin-left="0.499cm" fo:margin-right="0cm" fo:margin-top="0cm" fo:margin-bottom="0cm" loext:contextual-spacing="false" fo:line-height="100%" fo:text-indent="0cm" style:auto-text-indent="false"/>
    </style:style>
    <style:style style:name="P6" style:family="paragraph" style:parent-style-name="Heading_20_2">
      <style:paragraph-properties fo:line-height="150%"/>
    </style:style>
    <style:style style:name="P7" style:family="paragraph" style:parent-style-name="Heading_20_2">
      <style:paragraph-properties fo:line-height="150%"/>
      <style:text-properties style:font-name="Liberation Sans" fo:font-size="12pt"/>
    </style:style>
    <style:style style:name="P8" style:family="paragraph" style:parent-style-name="Heading_20_2" style:master-page-name="HTML">
      <style:paragraph-properties fo:line-height="150%" style:page-number="auto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fo:font-weight="bold"/>
    </style:style>
    <style:style style:name="T3" style:family="text">
      <style:text-properties style:font-name="Liberation Sans" fo:font-size="12pt" fo:font-weight="normal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style:font-name="Liberation Sans" fo:font-size="12pt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Liberation Sans" fo:font-size="12pt" fo:font-weight="normal"/>
    </style:style>
    <style:style style:name="T8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h text:style-name="P8" text:outline-level="2"><text:bookmark-start text:name="__RefHeading___Toc2384_1522826305"/><text:span text:style-name="T1">#671</text:span><text:bookmark-end text:name="__RefHeading___Toc2384_1522826305"/></text:h>
        <text:p text:style-name="P1"/>
        <text:p text:style-name="P2">Uma falta de apreço pela maravilha de uma salvação completa em Cristo abre a porta para todo tipo de desequilíbrio, e produz frustração e fracasso contínuos.</text:p>
        <text:p text:style-name="P1"/>
        <text:h text:style-name="P6" text:outline-level="2"><text:bookmark-start text:name="__RefHeading___Toc2386_1522826305"/><text:a xlink:type="simple" xlink:href="http://bibliaonline.com.br/acf/ec/1" text:style-name="Internet_20_link" text:visited-style-name="Visited_20_Internet_20_Link"><text:span text:style-name="T1">ECLESIASTES 1</text:span></text:a><text:bookmark-end text:name="__RefHeading___Toc2386_1522826305"/></text:h>
        <text:p text:style-name="P1"/>
        <text:p text:style-name="P1"><text:span text:style-name="T1">Este Livro é totalmente diferente. Trata-se da experiência de um homem que é muito sábio e então decide experimentar de tudo o que há na Terra. (As palavras que ele usa são "debaixo do sol" e ele as usa cerca de 28 vezes neste Livro). Ele quer descobrir se alguma coisa irá fazê-lo feliz. O escritor é o Rei Salomão e não existe nada que lhe falte para poder encontrar a resposta. Portanto ele tenta. Às vezes ele chega perto da verdade, mas outras vezes está muito longe dela. (</text:span><text:a xlink:type="simple" xlink:href="http://bibliaonline.com.br/acf/ec/3/18-22" text:style-name="Internet_20_link" text:visited-style-name="Visited_20_Internet_20_Link"><text:span text:style-name="T1">3:18-22</text:span></text:a><text:span text:style-name="T1">, </text:span><text:a xlink:type="simple" xlink:href="http://bibliaonline.com.br/acf/ec/7/16,17" text:style-name="Internet_20_link" text:visited-style-name="Visited_20_Internet_20_Link"><text:span text:style-name="T1">7:16, 17</text:span></text:a><text:span text:style-name="T1">). Mas o ensinamento divino está nos últimos dois versículos do livro. Eles dão a resposta às indagações de </text:span><text:a xlink:type="simple" xlink:href="http://bibliaonline.com.br/acf/ec/1/13" text:style-name="Internet_20_link" text:visited-style-name="Visited_20_Internet_20_Link"><text:span text:style-name="T1">1:13</text:span></text:a><text:span text:style-name="T1"> e </text:span><text:a xlink:type="simple" xlink:href="http://bibliaonline.com.br/acf/ec/2/3" text:style-name="Internet_20_link" text:visited-style-name="Visited_20_Internet_20_Link"><text:span text:style-name="T1">2:3</text:span></text:a><text:span text:style-name="T1">. Prazer, ser "bom", aprendizado, riquezas, etc, etc, não podem trazer a felicidade. Por que? Porque o mal é tudo o que há neste mundo. Lembre-se de que Salomão não conhecia nada sobre o Senhor Jesus. Ele estava buscando por satisfação aqui neste mundo, mas nós temos encontrado gozo e paz em um Homem celestial. É importante entender também que o quanto mais uma pessoa tenta encontrar a felicidade aqui, mais infeliz ela se torna.</text:span></text:p>
        <text:p text:style-name="P1"/>
        <text:p text:style-name="P1"><text:a xlink:type="simple" xlink:href="http://bibliaonline.com.br/acf/ec/1/1" text:style-name="Internet_20_link" text:visited-style-name="Visited_20_Internet_20_Link"><text:span text:style-name="T1">Ec 1:1</text:span></text:a><text:span text:style-name="T1"> Neste livro a palavra "Deus" é usada porque trata-se da experiência do homem na Terra diante de Deus, sem conhecê-Lo como Senhor.</text:span></text:p>
        <text:p text:style-name="P1"/>
        <text:p text:style-name="P1"><text:a xlink:type="simple" xlink:href="http://bibliaonline.com.br/acf/ec/1/4-11" text:style-name="Internet_20_link" text:visited-style-name="Visited_20_Internet_20_Link"><text:span text:style-name="T1">Ec 1:4-11</text:span></text:a><text:span text:style-name="T1"> Trabalho, trabalho, trabalho, que nunca termina... que nunca satisfaz... e assim segue toda a criação nesta Terra. Gênesis </text:span><text:a xlink:type="simple" xlink:href="http://bibliaonline.com.br/acf/gn/3/17-19" text:style-name="Internet_20_link" text:visited-style-name="Visited_20_Internet_20_Link"><text:span text:style-name="T1">3:17-19</text:span></text:a><text:span text:style-name="T1"> nos diz o por quê disto ser assim.</text:span></text:p>
        <text:p text:style-name="P1"/>
        <text:p text:style-name="P1"><text:a xlink:type="simple" xlink:href="http://bibliaonline.com.br/acf/ec/1/12-18" text:style-name="Internet_20_link" text:visited-style-name="Visited_20_Internet_20_Link"><text:span text:style-name="T1">Ec 1:12-18</text:span></text:a><text:span text:style-name="T1"> Algo para pensar, para qualquer um que esteja buscando "abundantemente a sabedoria e o conhecimento" sobre tudo o que há no mundo. O homem que tinha mais conhecimento que qualquer outro homem sobre a Terra (exceto Cristo, evidentemente) nos diz no </text:span><text:a xlink:type="simple" xlink:href="http://bibliaonline.com.br/acf/ec/1/14" text:style-name="Internet_20_link" text:visited-style-name="Visited_20_Internet_20_Link"><text:span text:style-name="T1">versículo 14</text:span></text:a><text:span text:style-name="T1"> o que descobriu.</text:span></text:p>
        <text:p text:style-name="P1"/>
        <text:h text:style-name="P7" text:outline-level="2"><text:bookmark-start text:name="__RefHeading___Toc2388_1522826305"/><text:soft-page-break/>#672<text:bookmark-end text:name="__RefHeading___Toc2388_1522826305"/></text:h>
        <text:p text:style-name="P1"/>
        <text:p text:style-name="P2">É preciso lembrar de um princípio fundamental na vida espiritual - que Deus só revela verdades espirituais para atender necessidades espirituais.</text:p>
        <text:p text:style-name="P1"/>
        <text:h text:style-name="P6" text:outline-level="2"><text:bookmark-start text:name="__RefHeading___Toc2390_1522826305"/><text:a xlink:type="simple" xlink:href="http://bibliaonline.com.br/acf/ec/2" text:style-name="Internet_20_link" text:visited-style-name="Visited_20_Internet_20_Link"><text:span text:style-name="T1">ECLESIASTES 2</text:span></text:a><text:bookmark-end text:name="__RefHeading___Toc2390_1522826305"/></text:h>
        <text:p text:style-name="P1"/>
        <text:p text:style-name="P1"><text:a xlink:type="simple" xlink:href="http://bibliaonline.com.br/acf/ec/2/1-3" text:style-name="Internet_20_link" text:visited-style-name="Visited_20_Internet_20_Link"><text:span text:style-name="T1">Ec 2:1-3</text:span></text:a><text:span text:style-name="T1"> Se o muito conhecimento não poderá satisfazer o coração, será que a diversão, o prazer e o entretenimento trarão contentamento? Não.</text:span></text:p>
        <text:p text:style-name="P1"/>
        <text:p text:style-name="P1"><text:a xlink:type="simple" xlink:href="http://bibliaonline.com.br/acf/ec/2/4-11" text:style-name="Internet_20_link" text:visited-style-name="Visited_20_Internet_20_Link"><text:span text:style-name="T1">Ec 2:4-11</text:span></text:a><text:span text:style-name="T1"> Bem, então, que tal um bom e duro trabalho para tornar o mundo um lugar melhor, mais limpo e belo para se viver? Que tal acumular "bens"? O </text:span><text:a xlink:type="simple" xlink:href="http://bibliaonline.com.br/acf/ec/2/11" text:style-name="Internet_20_link" text:visited-style-name="Visited_20_Internet_20_Link"><text:span text:style-name="T1">versículo 11</text:span></text:a><text:span text:style-name="T1"> repete o mesmo triste final.</text:span></text:p>
        <text:p text:style-name="P1"/>
        <text:p text:style-name="P1"><text:a xlink:type="simple" xlink:href="http://bibliaonline.com.br/acf/ec/2/12-19" text:style-name="Internet_20_link" text:visited-style-name="Visited_20_Internet_20_Link"><text:span text:style-name="T1">Ec 2:12-19</text:span></text:a><text:span text:style-name="T1"> Se tudo o que ele havia descoberto sobre a vida era verdade, que diferença faria para um homem ser ele sábio ou tolo? O "evento" comum a todos é a morte que encerra tudo aqui na Terra, portanto por que trabalhar tanto só para deixar tudo para os outros? (Sem as boas novas da salvação de Deus, que vida vazia!)</text:span></text:p>
        <text:p text:style-name="P1"/>
        <text:p text:style-name="P1"><text:a xlink:type="simple" xlink:href="http://bibliaonline.com.br/acf/ec/2/20-21" text:style-name="Internet_20_link" text:visited-style-name="Visited_20_Internet_20_Link"><text:span text:style-name="T1">Ec 2:20-21</text:span></text:a><text:span text:style-name="T1"> Salomão deixou tudo para seu filho Roboão que não herdou a sabedoria de seu pai. (Será que estamos aprendendo com Salomão?)</text:span></text:p>
        <text:p text:style-name="P1"/>
        <text:p text:style-name="P1"><text:a xlink:type="simple" xlink:href="http://bibliaonline.com.br/acf/ec/2/22-26" text:style-name="Internet_20_link" text:visited-style-name="Visited_20_Internet_20_Link"><text:span text:style-name="T1">Ec 2:22-26</text:span></text:a><text:span text:style-name="T1"> Como dizem alguns, "vamos comer, beber, e nos divertir, porque amanhã morreremos!" Que terrível modo de vida.</text:span></text:p>
        <text:p text:style-name="P1"/>
        <text:h text:style-name="P7" text:outline-level="2"><text:bookmark-start text:name="__RefHeading___Toc2392_1522826305"/>#673<text:bookmark-end text:name="__RefHeading___Toc2392_1522826305"/></text:h>
        <text:p text:style-name="P1"/>
        <text:p text:style-name="P2">Seja o que for que enfraqueça sua razão, debilite a brandura de sua consciência, obscureça seu senso de Deus, ou o prive do sabor pelas coisas espirituais - isto é pecado para você.</text:p>
        <text:p text:style-name="P1"/>
        <text:h text:style-name="P6" text:outline-level="2"><text:bookmark-start text:name="__RefHeading___Toc2394_1522826305"/><text:soft-page-break/><text:a xlink:type="simple" xlink:href="http://bibliaonline.com.br/acf/ec/3" text:style-name="Internet_20_link" text:visited-style-name="Visited_20_Internet_20_Link"><text:span text:style-name="T1">ECLESIASTES 3</text:span></text:a><text:bookmark-end text:name="__RefHeading___Toc2394_1522826305"/></text:h>
        <text:p text:style-name="P1"/>
        <text:p text:style-name="P1"><text:a xlink:type="simple" xlink:href="http://bibliaonline.com.br/acf/ec/3/1-8" text:style-name="Internet_20_link" text:visited-style-name="Visited_20_Internet_20_Link"><text:span text:style-name="T1">Ec 3:1-8</text:span></text:a><text:span text:style-name="T1"> Lembre-se de que isto não é Cristianismo, mas sim o que Salomão vê na vida diária.</text:span></text:p>
        <text:p text:style-name="P1"/>
        <text:p text:style-name="P1"><text:a xlink:type="simple" xlink:href="http://bibliaonline.com.br/acf/ec/3/9-15" text:style-name="Internet_20_link" text:visited-style-name="Visited_20_Internet_20_Link"><text:span text:style-name="T1">Ec 3:9-15</text:span></text:a><text:span text:style-name="T1"> Tudo segue adiante, sem que o homem possa mudar coisa alguma nem tampouco predizer o futuro. Tudo está nas mãos de Deus, mas até o conhecimento disto não traz contentamento.</text:span></text:p>
        <text:p text:style-name="P1"/>
        <text:p text:style-name="P1"><text:a xlink:type="simple" xlink:href="http://bibliaonline.com.br/acf/ec/3/16-22" text:style-name="Internet_20_link" text:visited-style-name="Visited_20_Internet_20_Link"><text:span text:style-name="T1">Ec 3:16-22</text:span></text:a><text:span text:style-name="T1"> Sem a revelação da verdade de Deus, estes versículos são a única conclusão a que um homem pode chegar - sem qualquer diferença real entre o homem e o animal. É daí que o ensino da evolução vem, pois a evolução nega a verdade da Palavra de Deus de que Ele criou o mundo.</text:span></text:p>
        <text:p text:style-name="P1"/>
        <text:h text:style-name="P7" text:outline-level="2"><text:bookmark-start text:name="__RefHeading___Toc2396_1522826305"/>#674<text:bookmark-end text:name="__RefHeading___Toc2396_1522826305"/></text:h>
        <text:p text:style-name="P1"/>
        <text:p text:style-name="P2">O entusiasmo é mais fácil que a obediência.</text:p>
        <text:p text:style-name="P1"/>
        <text:h text:style-name="P6" text:outline-level="2"><text:bookmark-start text:name="__RefHeading___Toc2398_1522826305"/><text:a xlink:type="simple" xlink:href="http://bibliaonline.com.br/acf/ec/4" text:style-name="Internet_20_link" text:visited-style-name="Visited_20_Internet_20_Link"><text:span text:style-name="T1">ECLESIASTES 4</text:span></text:a><text:bookmark-end text:name="__RefHeading___Toc2398_1522826305"/></text:h>
        <text:p text:style-name="P1"/>
        <text:p text:style-name="P1"><text:a xlink:type="simple" xlink:href="http://bibliaonline.com.br/acf/ec/4/1-16" text:style-name="Internet_20_link" text:visited-style-name="Visited_20_Internet_20_Link"><text:span text:style-name="T1">Ec 4:1-16</text:span></text:a><text:span text:style-name="T1"> Se os últimos poucos versículos do </text:span><text:a xlink:type="simple" xlink:href="http://bibliaonline.com.br/acf/ec/3" text:style-name="Internet_20_link" text:visited-style-name="Visited_20_Internet_20_Link"><text:span text:style-name="T1">capítulo 3</text:span></text:a><text:span text:style-name="T1"> forem verdade, é melhor estar morto do que vivo, e é melhor ainda nunca ter nascido! Mas quando se está vivo, é melhor ter um pouco dos bens deste mundo e tranquilidade, do que ter muito e aflição.</text:span></text:p>
        <text:p text:style-name="P1"/>
        <text:p text:style-name="P1"><text:a xlink:type="simple" xlink:href="http://bibliaonline.com.br/acf/ec/4/7-12" text:style-name="Internet_20_link" text:visited-style-name="Visited_20_Internet_20_Link"><text:span text:style-name="T1">Ec 4:7-12</text:span></text:a><text:span text:style-name="T1"> É melhor ter companhia do que viver só.</text:span></text:p>
        <text:p text:style-name="P1"/>
        <text:p text:style-name="P1"><text:a xlink:type="simple" xlink:href="http://bibliaonline.com.br/acf/ec/4/13-16" text:style-name="Internet_20_link" text:visited-style-name="Visited_20_Internet_20_Link"><text:span text:style-name="T1">Ec 4:13-16</text:span></text:a><text:span text:style-name="T1"> Salomão fracassou no final de sua vida como rei, e aqui ele preocupa-se em saber se o seu filho irá dar ouvidos aos avisos. (Por favor, não se esqueça de que estes capítulos são as descobertas e raciocínios do homem, não os pensamentos de Deus).</text:span></text:p>
        <text:p text:style-name="P1"/>
        <text:h text:style-name="P7" text:outline-level="2"><text:bookmark-start text:name="__RefHeading___Toc2400_1522826305"/>#675<text:bookmark-end text:name="__RefHeading___Toc2400_1522826305"/></text:h>
        <text:p text:style-name="P1"/>
        <text:p text:style-name="P2"><text:soft-page-break/>É isto apropriado para um seguidor de Cristo? Está isto de acordo com a glória e o caráter de Seu reino? Irá isto agradar o desagradar a meu Senhor e Salvador? Estas são perguntas de amor!</text:p>
        <text:p text:style-name="P1"/>
        <text:h text:style-name="P6" text:outline-level="2"><text:bookmark-start text:name="__RefHeading___Toc2402_1522826305"/><text:a xlink:type="simple" xlink:href="http://bibliaonline.com.br/acf/ec/5" text:style-name="Internet_20_link" text:visited-style-name="Visited_20_Internet_20_Link"><text:span text:style-name="T1">ECLESIASTES 5</text:span></text:a><text:bookmark-end text:name="__RefHeading___Toc2402_1522826305"/></text:h>
        <text:p text:style-name="P1"/>
        <text:p text:style-name="P1"><text:a xlink:type="simple" xlink:href="http://bibliaonline.com.br/acf/ec/5/1-8" text:style-name="Internet_20_link" text:visited-style-name="Visited_20_Internet_20_Link"><text:span text:style-name="T1">Ec 5:1-8</text:span></text:a><text:span text:style-name="T1"> Que aviso para cuidarmos de nosso falar e de nossas ações! Deus está ouvindo e observando! (</text:span><text:a xlink:type="simple" xlink:href="http://bibliaonline.com.br/acf/mt/14/7-10" text:style-name="Internet_20_link" text:visited-style-name="Visited_20_Internet_20_Link"><text:span text:style-name="T1">Mt 14:7-10</text:span></text:a><text:span text:style-name="T1"> é um exemplo da primeira parte do </text:span><text:a xlink:type="simple" xlink:href="http://bibliaonline.com.br/acf/ec/5/6" text:style-name="Internet_20_link" text:visited-style-name="Visited_20_Internet_20_Link"><text:span text:style-name="T1">versículo 6</text:span></text:a><text:span text:style-name="T1">).</text:span></text:p>
        <text:p text:style-name="P1"/>
        <text:p text:style-name="P1"><text:a xlink:type="simple" xlink:href="http://bibliaonline.com.br/acf/ec/5/9-17" text:style-name="Internet_20_link" text:visited-style-name="Visited_20_Internet_20_Link"><text:span text:style-name="T1">Ec 5:9-17</text:span></text:a><text:span text:style-name="T1"> O apóstolo Paulo faz uso deste ensinamento em </text:span><text:a xlink:type="simple" xlink:href="http://bibliaonline.com.br/acf/1tm/6/7-10" text:style-name="Internet_20_link" text:visited-style-name="Visited_20_Internet_20_Link"><text:span text:style-name="T1">1Tm 6:7-10</text:span></text:a><text:span text:style-name="T1">. Mas Paulo tinha a verdade de Deus para mostrar o lado alegre do assunto, enquanto Salomão dá apenas o lado triste, do ponto de vista do homem.</text:span></text:p>
        <text:p text:style-name="P1"/>
        <text:p text:style-name="P1"><text:a xlink:type="simple" xlink:href="http://bibliaonline.com.br/acf/ec/5/18-20" text:style-name="Internet_20_link" text:visited-style-name="Visited_20_Internet_20_Link"><text:span text:style-name="T1">Ec 5:18-20</text:span></text:a><text:span text:style-name="T1"> Não é pecado ser rico em bens neste mundo, mas estes bens não irão realmente satisfazer o coração. É o desejo de ser rico (veja </text:span><text:a xlink:type="simple" xlink:href="http://bibliaonline.com.br/acf/1tm/6/9-10" text:style-name="Internet_20_link" text:visited-style-name="Visited_20_Internet_20_Link"><text:span text:style-name="T1">1Tm 6:9-10</text:span></text:a><text:span text:style-name="T1">) que traz tristeza e frustração à vida.</text:span></text:p>
        <text:p text:style-name="P1"/>
        <text:h text:style-name="P7" text:outline-level="2"><text:bookmark-start text:name="__RefHeading___Toc2404_1522826305"/>#676<text:bookmark-end text:name="__RefHeading___Toc2404_1522826305"/></text:h>
        <text:p text:style-name="P1"/>
        <text:p text:style-name="P2">Que sua aparência e ações sejam uma grande propaganda de que o Espírito de Deus mora dentro de você.</text:p>
        <text:p text:style-name="P1"/>
        <text:h text:style-name="P6" text:outline-level="2"><text:bookmark-start text:name="__RefHeading___Toc2406_1522826305"/><text:a xlink:type="simple" xlink:href="http://bibliaonline.com.br/acf/ec/6" text:style-name="Internet_20_link" text:visited-style-name="Visited_20_Internet_20_Link"><text:span text:style-name="T1">ECLESIASTES 6</text:span></text:a><text:bookmark-end text:name="__RefHeading___Toc2406_1522826305"/></text:h>
        <text:p text:style-name="P1"/>
        <text:p text:style-name="P1"><text:a xlink:type="simple" xlink:href="http://bibliaonline.com.br/acf/ec/6/1-5" text:style-name="Internet_20_link" text:visited-style-name="Visited_20_Internet_20_Link"><text:span text:style-name="T1">Ec 6:1-5</text:span></text:a><text:span text:style-name="T1"> Que tolice é tentar conseguir muito dinheiro, bens e fama neste mundo, só para descobrir que isso não traz felicidade.</text:span></text:p>
        <text:p text:style-name="P1"/>
        <text:p text:style-name="P1"><text:a xlink:type="simple" xlink:href="http://bibliaonline.com.br/acf/ec/6/6" text:style-name="Internet_20_link" text:visited-style-name="Visited_20_Internet_20_Link"><text:span text:style-name="T1">Ec 6:6</text:span></text:a><text:span text:style-name="T1"> Ainda que uma pessoa vivesse 2000 anos, ela nunca veria nada que valesse a pena.</text:span></text:p>
        <text:p text:style-name="P1"/>
        <text:p text:style-name="P1"><text:a xlink:type="simple" xlink:href="http://bibliaonline.com.br/acf/ec/6/7-12" text:style-name="Internet_20_link" text:visited-style-name="Visited_20_Internet_20_Link"><text:span text:style-name="T1">Ec 6:7-12</text:span></text:a><text:span text:style-name="T1"> Muitas perguntas mas nenhuma resposta! Só a verdade de Deus dá as respostas certas. (Estamos buscando Suas respostas em Sua Palavra todos os dias? Nós as encontramos no Novo Testamento).</text:span></text:p>
        <text:p text:style-name="P1"><text:soft-page-break/></text:p>
        <text:p text:style-name="P2">Podemos resumir os seis primeiros capítulos como uma mostra da vaidade ou vazio de todas as coisas no mundo; os últimos seis capítulos como uma mostra de que a verdadeira sabedoria é o único caminho que vale a pena trilhar neste mundo. (Mas aqui não nos diz como encontrá-lo).</text:p>
        <text:p text:style-name="P1"/>
        <text:h text:style-name="P7" text:outline-level="2"><text:bookmark-start text:name="__RefHeading___Toc2408_1522826305"/>#677<text:bookmark-end text:name="__RefHeading___Toc2408_1522826305"/></text:h>
        <text:p text:style-name="P1"/>
        <text:p text:style-name="P2">Lembre-se: o fato de você ter muita informação não significa que você tenha sabedoria.</text:p>
        <text:p text:style-name="P1"/>
        <text:h text:style-name="P6" text:outline-level="2"><text:bookmark-start text:name="__RefHeading___Toc2410_1522826305"/><text:a xlink:type="simple" xlink:href="http://bibliaonline.com.br/acf/ec/7" text:style-name="Internet_20_link" text:visited-style-name="Visited_20_Internet_20_Link"><text:span text:style-name="T1">ECLESIASTES 7</text:span></text:a><text:bookmark-end text:name="__RefHeading___Toc2410_1522826305"/></text:h>
        <text:p text:style-name="P1"/>
        <text:p text:style-name="P1"><text:a xlink:type="simple" xlink:href="http://bibliaonline.com.br/acf/ec/7/1-6" text:style-name="Internet_20_link" text:visited-style-name="Visited_20_Internet_20_Link"><text:span text:style-name="T1">Ec 7:1-6</text:span></text:a><text:span text:style-name="T1"> Coisas diferentes são aqui comparadas. Repare as coisas melhores. Aqueles que não se preocupam com as coisas sérias são chamados de tolos.</text:span></text:p>
        <text:p text:style-name="P1"/>
        <text:p text:style-name="P1"><text:a xlink:type="simple" xlink:href="http://bibliaonline.com.br/acf/ec/7/7-14" text:style-name="Internet_20_link" text:visited-style-name="Visited_20_Internet_20_Link"><text:span text:style-name="T1">Ec 7:7-14</text:span></text:a><text:span text:style-name="T1"> Um espírito paciente e cuidadoso é o que deve ser visto em nossa vida.</text:span></text:p>
        <text:p text:style-name="P1"/>
        <text:p text:style-name="P1"><text:a xlink:type="simple" xlink:href="http://bibliaonline.com.br/acf/ec/7/16-18" text:style-name="Internet_20_link" text:visited-style-name="Visited_20_Internet_20_Link"><text:span text:style-name="T1">Ec 7:16-18</text:span></text:a><text:span text:style-name="T1"> O homem diz que a moderação em todas as coisas é a melhor política. (Esta não é a sabedoria de Deus, como temos visto neste livro de Eclesiastes).</text:span></text:p>
        <text:p text:style-name="P1"/>
        <text:p text:style-name="P1"><text:a xlink:type="simple" xlink:href="http://bibliaonline.com.br/acf/ec/7/19-28" text:style-name="Internet_20_link" text:visited-style-name="Visited_20_Internet_20_Link"><text:span text:style-name="T1">Ec 7:19-28</text:span></text:a><text:span text:style-name="T1"> Conclusões corretas, mas nada que dê qualquer esperança. (O "homem" do </text:span><text:a xlink:type="simple" xlink:href="http://bibliaonline.com.br/acf/ec/7/28" text:style-name="Internet_20_link" text:visited-style-name="Visited_20_Internet_20_Link"><text:span text:style-name="T1">versículo 28</text:span></text:a><text:span text:style-name="T1"> poderia nos falar de Cristo, mas até Sua vida justa não poderia salvar o homem, mas só serve para condená-lo ainda mais. É só através da morte de Cristo que alguém pode obter o que precisa, mas essa boa nova está na revelação do evangelho de Deus, não naquilo que o homem possa observar na Terra). (Neste nosso "dia da graça", um crente pode ter muito mais dificuldades que um incrédulo, assim como aconteceu com o Senhor Jesus).</text:span></text:p>
        <text:p text:style-name="P1"/>
        <text:h text:style-name="P7" text:outline-level="2"><text:bookmark-start text:name="__RefHeading___Toc2412_1522826305"/>#678<text:bookmark-end text:name="__RefHeading___Toc2412_1522826305"/></text:h>
        <text:p text:style-name="P1"/>
        <text:p text:style-name="P2">Não há atalhos nos caminhos de Deus.</text:p>
        <text:p text:style-name="P1"/>
        <text:p text:style-name="P1"><text:a xlink:type="simple" xlink:href="http://bibliaonline.com.br/acf/ec/8/1-7" text:style-name="Internet_20_link" text:visited-style-name="Visited_20_Internet_20_Link"><text:span text:style-name="T1">Ec 8:1-7</text:span></text:a><text:span text:style-name="T1"> Aqueles que estão em posição de autoridade devem ser respeitados e </text:span><text:soft-page-break/><text:span text:style-name="T1">obedecidos, do contrário não haveria governo, o qual é ordenado por Deus (</text:span><text:a xlink:type="simple" xlink:href="http://bibliaonline.com.br/acf/rm/13/1-3" text:style-name="Internet_20_link" text:visited-style-name="Visited_20_Internet_20_Link"><text:span text:style-name="T1">Rm 13:1-3</text:span></text:a><text:span text:style-name="T1">).</text:span></text:p>
        <text:p text:style-name="P1"/>
        <text:p text:style-name="P1"><text:a xlink:type="simple" xlink:href="http://bibliaonline.com.br/acf/ec/8/8" text:style-name="Internet_20_link" text:visited-style-name="Visited_20_Internet_20_Link"><text:span text:style-name="T1">Ec 8:8</text:span></text:a><text:span text:style-name="T1"> Ninguém pode fazer com que seu espírito permaneça em si, ou que saia de si, usando apenas do falar. Isto é um claro testemunho da divindade de Cristo, pois Ele ordenou a Seu espírito que saísse de Seu corpo (</text:span><text:a xlink:type="simple" xlink:href="http://bibliaonline.com.br/acf/mt/27/50" text:style-name="Internet_20_link" text:visited-style-name="Visited_20_Internet_20_Link"><text:span text:style-name="T1">Mt 27:50</text:span></text:a><text:span text:style-name="T1">).</text:span></text:p>
        <text:p text:style-name="P1"/>
        <text:p text:style-name="P1"><text:a xlink:type="simple" xlink:href="http://bibliaonline.com.br/acf/ec/8/9-14" text:style-name="Internet_20_link" text:visited-style-name="Visited_20_Internet_20_Link"><text:span text:style-name="T1">Ec 8:9-14</text:span></text:a><text:span text:style-name="T1"> Pessoas inocentes são castigadas às vezes e os culpados escapam com suas más obras. Existe justiça? Sim, existe, mas o homem pecador não consegue colocá-la em prática. Somente Cristo pode, e Ele o fará, durante o tempo futuro do milênio.</text:span></text:p>
        <text:p text:style-name="P1"/>
        <text:p text:style-name="P1"><text:a xlink:type="simple" xlink:href="http://bibliaonline.com.br/acf/ec/8/15-17" text:style-name="Internet_20_link" text:visited-style-name="Visited_20_Internet_20_Link"><text:span text:style-name="T1">Ec 8:15-17</text:span></text:a><text:span text:style-name="T1"> "Por que preocupar-se com o dia de amanhã e seus problemas? O homem não pode prever mesmo o futuro - só Deus o conhece. Divirta-se enquanto pode." - Não é isto o que muitos neste mundo estão dizendo?</text:span></text:p>
        <text:p text:style-name="P1"/>
        <text:p text:style-name="P1"><text:a xlink:type="simple" xlink:href="http://bibliaonline.com.br/acf/ec/8/17" text:style-name="Internet_20_link" text:visited-style-name="Visited_20_Internet_20_Link"><text:span text:style-name="T1">Ec 8:17</text:span></text:a><text:span text:style-name="T1"> Leia 1 Coríntios </text:span><text:a xlink:type="simple" xlink:href="http://bibliaonline.com.br/acf/1co/1/21" text:style-name="Internet_20_link" text:visited-style-name="Visited_20_Internet_20_Link"><text:span text:style-name="T1">1:21</text:span></text:a><text:span text:style-name="T1"> e veja o que Deus nos deu em Cristo.</text:span></text:p>
        <text:p text:style-name="P1"/>
        <text:h text:style-name="P7" text:outline-level="2"><text:bookmark-start text:name="__RefHeading___Toc2414_1522826305"/>#679<text:bookmark-end text:name="__RefHeading___Toc2414_1522826305"/></text:h>
        <text:p text:style-name="P1"/>
        <text:p text:style-name="P2">É sempre mais humilde sermos guiados pela Sua Palavra do que por nossos pensamentos e sentimentos.</text:p>
        <text:p text:style-name="P1"/>
        <text:h text:style-name="P6" text:outline-level="2"><text:bookmark-start text:name="__RefHeading___Toc2416_1522826305"/><text:a xlink:type="simple" xlink:href="http://bibliaonline.com.br/acf/ec/9" text:style-name="Internet_20_link" text:visited-style-name="Visited_20_Internet_20_Link"><text:span text:style-name="T1">ECLESIASTES 9</text:span></text:a><text:bookmark-end text:name="__RefHeading___Toc2416_1522826305"/></text:h>
        <text:p text:style-name="P1"/>
        <text:p text:style-name="P1"><text:a xlink:type="simple" xlink:href="http://bibliaonline.com.br/acf/ec/9/1-12" text:style-name="Internet_20_link" text:visited-style-name="Visited_20_Internet_20_Link"><text:span text:style-name="T1">Ec 9:1-12</text:span></text:a><text:span text:style-name="T1"> A morte chega para toda a humanidade. Se a verdade de Deus não for conhecida, o final do </text:span><text:a xlink:type="simple" xlink:href="http://bibliaonline.com.br/acf/ec/9/11" text:style-name="Internet_20_link" text:visited-style-name="Visited_20_Internet_20_Link"><text:span text:style-name="T1">versículo 11</text:span></text:a><text:span text:style-name="T1"> é tudo o que o homem consegue enxergar - que tudo é questão de oportunidade e sorte. Mas Deus está no controle e existe um juízo futuro mesmo para aqueles que não sabem disso (</text:span><text:a xlink:type="simple" xlink:href="http://bibliaonline.com.br/acf/ec/9/12" text:style-name="Internet_20_link" text:visited-style-name="Visited_20_Internet_20_Link"><text:span text:style-name="T1">vers. 12</text:span></text:a><text:span text:style-name="T1"> - lembremo-nos de Hebreus </text:span><text:a xlink:type="simple" xlink:href="http://bibliaonline.com.br/acf/hb/9/27" text:style-name="Internet_20_link" text:visited-style-name="Visited_20_Internet_20_Link"><text:span text:style-name="T1">9:27</text:span></text:a><text:span text:style-name="T1">).</text:span></text:p>
        <text:p text:style-name="P1"/>
        <text:p text:style-name="P1"><text:a xlink:type="simple" xlink:href="http://bibliaonline.com.br/acf/ec/9/13-18" text:style-name="Internet_20_link" text:visited-style-name="Visited_20_Internet_20_Link"><text:span text:style-name="T1">Ec 9:13-18</text:span></text:a><text:span text:style-name="T1"> "Uma pequena cidade" - (este mundo); "um grande rei" - (Satanás); "um sábio pobre" - (Cristo em Sua obra na cruz). O final do </text:span><text:a xlink:type="simple" xlink:href="http://bibliaonline.com.br/acf/ec/9/16" text:style-name="Internet_20_link" text:visited-style-name="Visited_20_Internet_20_Link"><text:span text:style-name="T1">versículo 16</text:span></text:a><text:span text:style-name="T1"> é a verdade acerca da humanidade de um modo geral.</text:span></text:p>
        <text:p text:style-name="P1"/>
        <text:p text:style-name="P1"><text:a xlink:type="simple" xlink:href="http://bibliaonline.com.br/acf/ec/9/17" text:style-name="Internet_20_link" text:visited-style-name="Visited_20_Internet_20_Link"><text:span text:style-name="T1">Ec 9:17</text:span></text:a><text:span text:style-name="T1"> é verdadeiro acerca dos crentes que dão ouvidos a Cristo, não a Satanás. </text:span></text:p>
        <text:p text:style-name="P1"><text:soft-page-break/></text:p>
        <text:h text:style-name="P7" text:outline-level="2"><text:bookmark-start text:name="__RefHeading___Toc2418_1522826305"/>#680<text:bookmark-end text:name="__RefHeading___Toc2418_1522826305"/></text:h>
        <text:p text:style-name="P1"/>
        <text:p text:style-name="P2">A cruz de Cristo prova todos os corações.</text:p>
        <text:p text:style-name="P1"/>
        <text:h text:style-name="P6" text:outline-level="2"><text:bookmark-start text:name="__RefHeading___Toc2420_1522826305"/><text:a xlink:type="simple" xlink:href="http://bibliaonline.com.br/acf/ec/10" text:style-name="Internet_20_link" text:visited-style-name="Visited_20_Internet_20_Link"><text:span text:style-name="T1">ECLESIASTES 10</text:span></text:a><text:bookmark-end text:name="__RefHeading___Toc2420_1522826305"/></text:h>
        <text:p text:style-name="P1"/>
        <text:p text:style-name="P1"><text:a xlink:type="simple" xlink:href="http://bibliaonline.com.br/acf/ec/10/1-15" text:style-name="Internet_20_link" text:visited-style-name="Visited_20_Internet_20_Link"><text:span text:style-name="T1">Ec 10:1-15</text:span></text:a><text:span text:style-name="T1"> A sobriedade e quietude de espírito, o desejo de ocupar uma posição sem importância, o saber como falar de modo simples e gracioso - estes são ensinamentos que dão a uma pessoa uma vida pacífica neste mundo, mas que não irão salvar sua alma.</text:span></text:p>
        <text:p text:style-name="P1"/>
        <text:p text:style-name="P1"><text:a xlink:type="simple" xlink:href="http://bibliaonline.com.br/acf/ec/10/16-20" text:style-name="Internet_20_link" text:visited-style-name="Visited_20_Internet_20_Link"><text:span text:style-name="T1">Ec 10:16-20</text:span></text:a><text:span text:style-name="T1"> Mais observações a respeito da vida - os jovens não são bons líderes, o dinheiro tem um grande poder sobre as pessoas, cuidado com o que fala em particular.</text:span></text:p>
        <text:p text:style-name="P1"/>
        <text:h text:style-name="P7" text:outline-level="2"><text:bookmark-start text:name="__RefHeading___Toc2422_1522826305"/>#681<text:bookmark-end text:name="__RefHeading___Toc2422_1522826305"/></text:h>
        <text:p text:style-name="P1"/>
        <text:p text:style-name="P2">Seu senso de pecado será sempre proporcional à sua proximidade de Cristo.</text:p>
        <text:p text:style-name="P1"/>
        <text:h text:style-name="P6" text:outline-level="2"><text:bookmark-start text:name="__RefHeading___Toc2424_1522826305"/><text:a xlink:type="simple" xlink:href="http://bibliaonline.com.br/acf/ec/11" text:style-name="Internet_20_link" text:visited-style-name="Visited_20_Internet_20_Link"><text:span text:style-name="T1">ECLESIASTES 11</text:span></text:a><text:bookmark-end text:name="__RefHeading___Toc2424_1522826305"/></text:h>
        <text:p text:style-name="P1"/>
        <text:p text:style-name="P1"><text:a xlink:type="simple" xlink:href="http://bibliaonline.com.br/acf/ec/11/1-6" text:style-name="Internet_20_link" text:visited-style-name="Visited_20_Internet_20_Link"><text:span text:style-name="T1">Ec 11:1-6</text:span></text:a><text:span text:style-name="T1"> Pensamentos mais avançados - compartilhe o que você tem; as coisas tomam seu curso natural conforme Deus determina; o homem não pode controlar as consequências de seus atos. Estas observações levaram Salomão aos versos seguintes.</text:span></text:p>
        <text:p text:style-name="P1"/>
        <text:p text:style-name="P1"><text:a xlink:type="simple" xlink:href="http://bibliaonline.com.br/acf/ec/11/7-10" text:style-name="Internet_20_link" text:visited-style-name="Visited_20_Internet_20_Link"><text:span text:style-name="T1">Ec 11:7-10</text:span></text:a><text:span text:style-name="T1"> Uma conclusão séria no final do </text:span><text:a xlink:type="simple" xlink:href="http://bibliaonline.com.br/acf/ec/11/9" text:style-name="Internet_20_link" text:visited-style-name="Visited_20_Internet_20_Link"><text:span text:style-name="T1">versículo 9</text:span></text:a><text:span text:style-name="T1">. A palavra "jovem" no </text:span><text:a xlink:type="simple" xlink:href="http://bibliaonline.com.br/acf/ec/11/10" text:style-name="Internet_20_link" text:visited-style-name="Visited_20_Internet_20_Link"><text:span text:style-name="T1">versículo 10</text:span></text:a><text:span text:style-name="T1"> significa "na flor da juventude". Que palavra deveria ser esta para cada um de nós! Aquela que é considerada a melhor época da vida não passa de vaidade, vazia e sem sentido. (Você desfruta o fato de ter Cristo como seu Salvador? Ele dá sentido à sua vida).</text:span></text:p>
        <text:p text:style-name="P1"/>
        <text:h text:style-name="P7" text:outline-level="2"><text:bookmark-start text:name="__RefHeading___Toc2426_1522826305"/>#682<text:bookmark-end text:name="__RefHeading___Toc2426_1522826305"/></text:h>
        <text:p text:style-name="P1"/>
        <text:p text:style-name="P2"><text:soft-page-break/>Nós só mostramos o que realmente somos quando estamos longe de casa.</text:p>
        <text:p text:style-name="P1"/>
        <text:h text:style-name="P6" text:outline-level="2"><text:bookmark-start text:name="__RefHeading___Toc2428_1522826305"/><text:a xlink:type="simple" xlink:href="http://bibliaonline.com.br/acf/ec/12" text:style-name="Internet_20_link" text:visited-style-name="Visited_20_Internet_20_Link"><text:span text:style-name="T1">ECLESIASTES 12</text:span></text:a><text:bookmark-end text:name="__RefHeading___Toc2428_1522826305"/></text:h>
        <text:p text:style-name="P1"/>
        <text:p text:style-name="P1"><text:a xlink:type="simple" xlink:href="http://bibliaonline.com.br/acf/ec/12/1-7" text:style-name="Internet_20_link" text:visited-style-name="Visited_20_Internet_20_Link"><text:span text:style-name="T1">Ec 12:1-7</text:span></text:a><text:span text:style-name="T1"> Não há época melhor para se pensar em Deus e na eternidade do que quando se é jovem. À medida que envelhecemos, a vida se torna mais difícil com mais responsabilidades. Veja se você pode identificar os diferentes membros do corpo aqui - </text:span><text:a xlink:type="simple" xlink:href="http://bibliaonline.com.br/acf/ec/12/3" text:style-name="Internet_20_link" text:visited-style-name="Visited_20_Internet_20_Link"><text:span text:style-name="T1">versículo 3</text:span></text:a><text:span text:style-name="T1">, braços, pernas, dentes. O corpo volta ao pó (</text:span><text:a xlink:type="simple" xlink:href="http://bibliaonline.com.br/acf/gn/3/19" text:style-name="Internet_20_link" text:visited-style-name="Visited_20_Internet_20_Link"><text:span text:style-name="T1">Gn 3:19</text:span></text:a><text:span text:style-name="T1">) após a morte. O final do </text:span><text:a xlink:type="simple" xlink:href="http://bibliaonline.com.br/acf/ec/12/7" text:style-name="Internet_20_link" text:visited-style-name="Visited_20_Internet_20_Link"><text:span text:style-name="T1">versículo 7</text:span></text:a><text:span text:style-name="T1"> não nos diz o que Deus faz com o espírito do homem. É preciso que procuremos em outra parte da Palavra de Deus para descobrir.</text:span></text:p>
        <text:p text:style-name="P1"/>
        <text:p text:style-name="P1"><text:a xlink:type="simple" xlink:href="http://bibliaonline.com.br/acf/ec/12/8" text:style-name="Internet_20_link" text:visited-style-name="Visited_20_Internet_20_Link"><text:span text:style-name="T1">Ec 12:8</text:span></text:a><text:span text:style-name="T1"> Nenhuma mudança na conclusão de Salomão. Será que aprendemos isso também?</text:span></text:p>
        <text:p text:style-name="P1"/>
        <text:p text:style-name="P1"><text:a xlink:type="simple" xlink:href="http://bibliaonline.com.br/acf/ec/12/9-12" text:style-name="Internet_20_link" text:visited-style-name="Visited_20_Internet_20_Link"><text:span text:style-name="T1">Ec 12:9-12</text:span></text:a><text:span text:style-name="T1"> Encontramos estes provérbios que Deus guardou para nós no livro de Provérbios, que apresenta a sabedoria celestial para a vida na Terra, mas não a salvação.</text:span></text:p>
        <text:p text:style-name="P1"/>
        <text:p text:style-name="P1"><text:a xlink:type="simple" xlink:href="http://bibliaonline.com.br/acf/ec/12/13-14" text:style-name="Internet_20_link" text:visited-style-name="Visited_20_Internet_20_Link"><text:span text:style-name="T1">Ec 12:13-14</text:span></text:a><text:span text:style-name="T1"> A conclusão de Salomão para tudo o que ele viu na Terra nos é mostrada neste livro de Eclesiastes. Há muita sabedoria e auxílio; (mas quando nascemos de novo recebemos uma vida celestial, e aprendemos acerca dela nas epístolas de Paulo).</text:span>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" style:font-family-complex="FreeSans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17:48:25.412115658</dc:date>
    <meta:creation-date>2018-06-11T22:51:04.642681485</meta:creation-date>
    <meta:generator>LibreOffice/6.0.7.3$Linux_X86_64 LibreOffice_project/00m0$Build-3</meta:generator>
    <meta:editing-duration>PT1M8S</meta:editing-duration>
    <meta:editing-cycles>1</meta:editing-cycles>
    <meta:document-statistic meta:table-count="0" meta:image-count="0" meta:object-count="0" meta:page-count="8" meta:paragraph-count="77" meta:word-count="1931" meta:character-count="10725" meta:non-whitespace-character-count="8870"/>
  </office:meta>
</office:document-meta>
</file>